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C0000091E5987731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Keep Calm" svg:font-family="'Keep Ca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Keep Calm" fo:font-size="60pt" officeooo:rsid="0018eee1" officeooo:paragraph-rsid="0018eee1" style:font-size-asian="60pt" style:font-size-complex="60pt"/>
    </style:style>
    <style:style style:name="P2" style:family="paragraph" style:parent-style-name="Standard">
      <style:paragraph-properties fo:text-align="center" style:justify-single-word="false"/>
      <style:text-properties style:font-name="Keep Calm" fo:font-size="10pt" officeooo:rsid="0018589d" officeooo:paragraph-rsid="0018589d" style:font-size-asian="8.75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Keep Calm" fo:font-size="30pt" officeooo:rsid="0018eee1" officeooo:paragraph-rsid="0018eee1" style:font-size-asian="26.25pt" style:font-size-complex="30pt"/>
    </style:style>
    <style:style style:name="T1" style:family="text">
      <style:text-properties officeooo:rsid="0018e2b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iveur de ligne</text:p>
      <text:p text:style-name="P3"/>
      <text:p text:style-name="P2"><draw:frame draw:style-name="fr1" draw:name="Image1" text:anchor-type="paragraph" svg:width="97.83mm" svg:height="166.39mm" draw:z-index="0"><draw:image xlink:href="Pictures/100002010000055C0000091E5987731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Keep Calm" svg:font-family="'Keep Ca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4T16:36:16.136219000</meta:creation-date>
    <meta:print-date>2015-07-15T17:24:34.633802000</meta:print-date>
    <dc:date>2015-07-15T17:31:08.705716000</dc:date>
    <meta:editing-duration>PT19M45S</meta:editing-duration>
    <meta:editing-cycles>4</meta:editing-cycles>
    <meta:generator>LibreOffice/4.4.3.2$MacOSX_X86_64 LibreOffice_project/88805f81e9fe61362df02b9941de8e38a9b5fd16</meta:generator>
    <meta:document-statistic meta:table-count="0" meta:image-count="1" meta:object-count="0" meta:page-count="1" meta:paragraph-count="1" meta:word-count="3" meta:character-count="16" meta:non-whitespace-character-count="14"/>
  </office:meta>
</office:document-meta>
</file>